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1d25" officeooo:paragraph-rsid="000b1d25"/>
    </style:style>
    <style:style style:name="T1" style:family="text">
      <style:text-properties officeooo:rsid="000b9ed6"/>
    </style:style>
    <style:style style:name="T2" style:family="text">
      <style:text-properties officeooo:rsid="000cb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4 Questions</text:p>
      <text:p text:style-name="P1"/>
      <text:p text:style-name="P1">1) <text:span text:style-name="T1">There is no space allocated for s before it is set equal to the string concatenation.</text:span></text:p>
      <text:p text:style-name="P1">2) <text:span text:style-name="T1">You could make s a char array with enough elements to hold the two other strings and their null characters.</text:span></text:p>
      <text:p text:style-name="P1">3) <text:span text:style-name="T1">To run a program type “gdb ./hello” C has no bounds-checking because it makes programs faster.</text:span></text:p>
      <text:p text:style-name="P1">4) <text:span text:style-name="T2">A pro of dumb arrays is that the program is faster, because the bounds of the array is not being checked while the program is running. A con is that Java cleans up the data itself after the program, but in C the programmer has to delete data themselves to prevent memory leaks, which takes more work. If an array is not deleted manually at the end of a program in C it will cause a memory lea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9:45:18.853182934</meta:creation-date>
    <dc:date>2018-10-05T10:40:55.336815698</dc:date>
    <meta:editing-duration>PT18M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37" meta:character-count="707" meta:non-whitespace-character-count="575"/>
  </office:meta>
</office:document-meta>
</file>